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Lohit Devanagari1" svg:font-family="'Lohit Devanagari'"/>
    <style:font-face style:name="Menlo" svg:font-family="Menlo, monospace"/>
    <style:font-face style:name="Merriweather" svg:font-family="Merriweather, serif"/>
    <style:font-face style:name="apple-system" svg:font-family="apple-system, BlinkMacSystemFont, 'Segoe UI', Roboto, Oxygen-Sans, Ubuntu, Cantarell, 'Helvetica Neue', sans-serif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08cm" table:align="left"/>
    </style:style>
    <style:style style:name="Table1.A" style:family="table-column">
      <style:table-column-properties style:column-width="2.611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573cm"/>
    </style:style>
    <style:style style:name="Table1.D" style:family="table-column">
      <style:table-column-properties style:column-width="1.245cm"/>
    </style:style>
    <style:style style:name="Table1.A1" style:family="table-cell">
      <style:table-cell-properties style:vertical-align="middle" fo:padding="0cm" fo:border="none"/>
    </style:style>
    <style:style style:name="Table1.D1" style:family="table-cell">
      <style:table-cell-properties fo:padding="0.049cm" fo:border="none"/>
    </style:style>
    <style:style style:name="Table1.A2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size="10.5pt" fo:font-weight="normal" officeooo:rsid="00157114" officeooo:paragraph-rsid="00157114" style:font-size-asian="9.14999961853027pt" style:font-weight-asian="normal" style:font-size-complex="10.5pt" style:font-weight-complex="normal"/>
    </style:style>
    <style:style style:name="P2" style:family="paragraph" style:parent-style-name="Preformatted_20_Text">
      <style:text-properties style:font-name="Liberation Serif" fo:font-size="10.5pt" officeooo:rsid="000c6f08" officeooo:paragraph-rsid="000c6f08" style:font-size-asian="10.5pt" style:font-size-complex="10.5pt"/>
    </style:style>
    <style:style style:name="P3" style:family="paragraph" style:parent-style-name="Table_20_Heading">
      <style:paragraph-properties fo:line-height="150%" fo:text-align="start" style:justify-single-word="false"/>
    </style:style>
    <style:style style:name="P4" style:family="paragraph" style:parent-style-name="Text_20_body">
      <style:text-properties fo:font-variant="normal" fo:text-transform="none" fo:color="#333333" fo:letter-spacing="normal" fo:font-weight="normal" officeooo:rsid="00214d27" officeooo:paragraph-rsid="00214d27" style:font-weight-asian="normal" style:font-weight-complex="normal"/>
    </style:style>
    <style:style style:name="P5" style:family="paragraph" style:parent-style-name="Table_20_Contents">
      <style:text-properties style:font-name="Liberation Serif" fo:font-size="2pt" style:font-size-asian="2pt" style:font-size-complex="2pt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Liberation Serif"/>
    </style:style>
    <style:style style:name="P7" style:family="paragraph" style:parent-style-name="Table_20_Heading">
      <style:paragraph-properties fo:line-height="150%" fo:text-align="start" style:justify-single-word="false"/>
      <style:text-properties style:font-name="Liberation Serif"/>
    </style:style>
    <style:style style:name="P8" style:family="paragraph" style:parent-style-name="Heading_20_2">
      <style:text-properties fo:font-variant="normal" fo:text-transform="none" fo:color="#333333" style:font-name="Liberation Serif" fo:font-size="14pt" fo:letter-spacing="normal" fo:font-style="normal" fo:font-weight="normal" officeooo:rsid="00018dc7" officeooo:paragraph-rsid="00018dc7" style:font-size-asian="14pt" style:font-size-complex="14pt"/>
    </style:style>
    <style:style style:name="P9" style:family="paragraph" style:parent-style-name="Heading_20_2">
      <style:text-properties style:font-name="Liberation Serif"/>
    </style:style>
    <style:style style:name="P10" style:family="paragraph" style:parent-style-name="Heading_20_2">
      <style:paragraph-properties fo:margin-left="0cm" fo:margin-right="0cm" fo:orphans="2" fo:widows="2" fo:text-indent="0cm" style:auto-text-indent="false"/>
    </style:style>
    <style:style style:name="P11" style:family="paragraph" style:parent-style-name="Preformatted_20_Text">
      <style:text-properties style:font-name="Liberation Serif" officeooo:rsid="003b8672" officeooo:paragraph-rsid="003b8672"/>
    </style:style>
    <style:style style:name="P12" style:family="paragraph" style:parent-style-name="Standard">
      <style:text-properties style:font-name="Liberation Serif" officeooo:rsid="00018dc7" officeooo:paragraph-rsid="00018dc7"/>
    </style:style>
    <style:style style:name="P13" style:family="paragraph" style:parent-style-name="Standard">
      <style:text-properties style:font-name="Liberation Serif" officeooo:rsid="00028ebe" officeooo:paragraph-rsid="00028ebe"/>
    </style:style>
    <style:style style:name="P14" style:family="paragraph" style:parent-style-name="Standard">
      <style:text-properties style:font-name="Liberation Serif" officeooo:rsid="00050728" officeooo:paragraph-rsid="00050728"/>
    </style:style>
    <style:style style:name="P15" style:family="paragraph" style:parent-style-name="Standard">
      <style:text-properties style:font-name="Liberation Serif" officeooo:rsid="00063f5d" officeooo:paragraph-rsid="00063f5d"/>
    </style:style>
    <style:style style:name="P16" style:family="paragraph" style:parent-style-name="Standard">
      <style:text-properties style:font-name="Liberation Serif" officeooo:rsid="0009792d" officeooo:paragraph-rsid="0009792d"/>
    </style:style>
    <style:style style:name="P17" style:family="paragraph" style:parent-style-name="Standard">
      <style:text-properties style:font-name="Liberation Serif" officeooo:rsid="0009b98d" officeooo:paragraph-rsid="0009b98d"/>
    </style:style>
    <style:style style:name="P18" style:family="paragraph" style:parent-style-name="Standard">
      <style:text-properties style:font-name="Liberation Serif" officeooo:rsid="000a49f2" officeooo:paragraph-rsid="000a49f2"/>
    </style:style>
    <style:style style:name="P19" style:family="paragraph" style:parent-style-name="Standard">
      <style:text-properties style:font-name="Liberation Serif" officeooo:rsid="000c044f" officeooo:paragraph-rsid="000c044f"/>
    </style:style>
    <style:style style:name="P20" style:family="paragraph" style:parent-style-name="Standard">
      <style:text-properties style:font-name="Liberation Serif" officeooo:rsid="000c6f08" officeooo:paragraph-rsid="000c6f08"/>
    </style:style>
    <style:style style:name="P21" style:family="paragraph" style:parent-style-name="Standard">
      <style:text-properties style:font-name="Liberation Serif" fo:font-size="16pt" fo:font-weight="bold" officeooo:rsid="00109ff1" officeooo:paragraph-rsid="00109ff1" style:font-size-asian="16pt" style:font-weight-asian="bold" style:font-size-complex="16pt" style:font-weight-complex="bold"/>
    </style:style>
    <style:style style:name="P22" style:family="paragraph" style:parent-style-name="Standard">
      <style:text-properties style:font-name="Liberation Serif" officeooo:rsid="00109ff1" officeooo:paragraph-rsid="00109ff1"/>
    </style:style>
    <style:style style:name="P23" style:family="paragraph" style:parent-style-name="Standard">
      <style:text-properties style:font-name="Liberation Serif" officeooo:rsid="00114160" officeooo:paragraph-rsid="00114160"/>
    </style:style>
    <style:style style:name="P24" style:family="paragraph" style:parent-style-name="Standard">
      <style:text-properties style:font-name="Liberation Serif" officeooo:rsid="001321d1" officeooo:paragraph-rsid="001321d1"/>
    </style:style>
    <style:style style:name="P25" style:family="paragraph" style:parent-style-name="Standard">
      <style:text-properties style:font-name="Liberation Serif" officeooo:rsid="001392cd" officeooo:paragraph-rsid="001392cd"/>
    </style:style>
    <style:style style:name="P26" style:family="paragraph" style:parent-style-name="Standard">
      <style:text-properties style:font-name="Liberation Serif" officeooo:rsid="00154fd3" officeooo:paragraph-rsid="00154fd3"/>
    </style:style>
    <style:style style:name="P27" style:family="paragraph" style:parent-style-name="Standard">
      <style:text-properties style:font-name="Liberation Serif" fo:font-size="10.5pt" fo:font-weight="normal" officeooo:rsid="000d6af3" officeooo:paragraph-rsid="000d6af3" style:font-size-asian="9.14999961853027pt" style:font-weight-asian="normal" style:font-size-complex="10.5pt" style:font-weight-complex="normal"/>
    </style:style>
    <style:style style:name="P28" style:family="paragraph" style:parent-style-name="Standard">
      <style:text-properties style:font-name="Liberation Serif" fo:font-size="10.5pt" fo:font-weight="normal" officeooo:rsid="000e38dd" officeooo:paragraph-rsid="000e38dd" style:font-size-asian="9.14999961853027pt" style:font-weight-asian="normal" style:font-size-complex="10.5pt" style:font-weight-complex="normal"/>
    </style:style>
    <style:style style:name="P29" style:family="paragraph" style:parent-style-name="Standard">
      <style:text-properties style:font-name="Liberation Serif" fo:font-size="10.5pt" fo:font-weight="normal" officeooo:rsid="00157114" officeooo:paragraph-rsid="00157114" style:font-size-asian="9.14999961853027pt" style:font-weight-asian="normal" style:font-size-complex="10.5pt" style:font-weight-complex="normal"/>
    </style:style>
    <style:style style:name="P30" style:family="paragraph" style:parent-style-name="Standard">
      <style:text-properties style:font-name="Liberation Serif" fo:font-size="10.5pt" officeooo:rsid="000c6f08" officeooo:paragraph-rsid="000c6f08" style:font-size-asian="10.5pt" style:font-size-complex="10.5pt"/>
    </style:style>
    <style:style style:name="P31" style:family="paragraph" style:parent-style-name="Standard">
      <style:text-properties fo:font-variant="normal" fo:text-transform="none" fo:color="#333333" style:font-name="Liberation Serif" fo:font-size="10.5pt" fo:letter-spacing="normal" fo:font-style="normal" fo:font-weight="normal" officeooo:rsid="00157114" officeooo:paragraph-rsid="00157114" style:font-size-asian="10.5pt" style:font-weight-asian="normal" style:font-size-complex="10.5pt" style:font-weight-complex="normal"/>
    </style:style>
    <style:style style:name="P32" style:family="paragraph" style:parent-style-name="Text_20_body">
      <style:text-properties style:font-name="Liberation Serif" officeooo:rsid="0033a3d3" officeooo:paragraph-rsid="0033a3d3"/>
    </style:style>
    <style:style style:name="P3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214d27" officeooo:paragraph-rsid="00214d27" style:font-weight-asian="bold" style:font-weight-complex="bold"/>
    </style:style>
    <style:style style:name="P3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14d27" officeooo:paragraph-rsid="00214d27" style:font-weight-asian="normal" style:font-weight-complex="normal"/>
    </style:style>
    <style:style style:name="P35" style:family="paragraph" style:parent-style-name="Text_20_body">
      <style:text-properties fo:font-variant="normal" fo:text-transform="none" fo:color="#000000" style:font-name="Menlo" fo:font-size="10.5pt" fo:letter-spacing="normal" fo:font-style="normal" fo:font-weight="normal" officeooo:rsid="0033a3d3" officeooo:paragraph-rsid="0033a3d3"/>
    </style:style>
    <style:style style:name="P36" style:family="paragraph" style:parent-style-name="Text_20_body">
      <style:text-properties style:font-name="Liberation Serif"/>
    </style:style>
    <style:style style:name="P37" style:family="paragraph" style:parent-style-name="Text_20_body">
      <style:text-properties style:font-name="Liberation Serif" officeooo:rsid="00164314" officeooo:paragraph-rsid="00164314"/>
    </style:style>
    <style:style style:name="P38" style:family="paragraph" style:parent-style-name="Text_20_body">
      <style:text-properties style:font-name="Liberation Serif" officeooo:paragraph-rsid="00164314"/>
    </style:style>
    <style:style style:name="P39" style:family="paragraph" style:parent-style-name="Text_20_body">
      <style:text-properties style:font-name="Liberation Serif" officeooo:rsid="0019f788" officeooo:paragraph-rsid="0019f788"/>
    </style:style>
    <style:style style:name="P40" style:family="paragraph" style:parent-style-name="Text_20_body">
      <style:text-properties style:font-name="Liberation Serif" officeooo:rsid="001b5c8e" officeooo:paragraph-rsid="001b5c8e"/>
    </style:style>
    <style:style style:name="P41" style:family="paragraph" style:parent-style-name="Text_20_body">
      <style:text-properties style:font-name="Liberation Serif" officeooo:rsid="001e51ba" officeooo:paragraph-rsid="001e51ba"/>
    </style:style>
    <style:style style:name="P42" style:family="paragraph" style:parent-style-name="Text_20_body">
      <style:text-properties style:font-name="Liberation Serif" officeooo:rsid="00214d27" officeooo:paragraph-rsid="00214d27"/>
    </style:style>
    <style:style style:name="P43" style:family="paragraph" style:parent-style-name="Text_20_body">
      <style:text-properties style:font-name="Liberation Serif" officeooo:rsid="002362ef" officeooo:paragraph-rsid="002362ef"/>
    </style:style>
    <style:style style:name="P44" style:family="paragraph" style:parent-style-name="Text_20_body">
      <style:text-properties style:font-name="Liberation Serif" fo:font-weight="bold" officeooo:rsid="00214d27" officeooo:paragraph-rsid="00214d27" style:font-weight-asian="bold" style:font-weight-complex="bold"/>
    </style:style>
    <style:style style:name="P45" style:family="paragraph" style:parent-style-name="Text_20_body">
      <style:text-properties style:font-name="Liberation Serif" fo:font-weight="normal" style:font-weight-asian="normal" style:font-weight-complex="normal"/>
    </style:style>
    <style:style style:name="P46" style:family="paragraph" style:parent-style-name="Text_20_body">
      <style:text-properties style:font-name="Liberation Serif" fo:font-weight="normal" officeooo:rsid="00294589" officeooo:paragraph-rsid="00294589" style:font-weight-asian="normal" style:font-weight-complex="normal"/>
    </style:style>
    <style:style style:name="P47" style:family="paragraph" style:parent-style-name="Text_20_body">
      <style:text-properties style:font-name="Liberation Serif" fo:font-weight="normal" officeooo:rsid="002ab61f" officeooo:paragraph-rsid="002ab61f" style:font-weight-asian="normal" style:font-weight-complex="normal"/>
    </style:style>
    <style:style style:name="P48" style:family="paragraph" style:parent-style-name="Text_20_body">
      <style:text-properties style:font-name="Liberation Serif" fo:font-weight="normal" officeooo:rsid="002baa52" officeooo:paragraph-rsid="002baa52" style:font-weight-asian="normal" style:font-weight-complex="normal"/>
    </style:style>
    <style:style style:name="P49" style:family="paragraph" style:parent-style-name="Text_20_body">
      <style:text-properties style:font-name="Liberation Serif" fo:font-weight="normal" officeooo:rsid="002cddd3" officeooo:paragraph-rsid="002cddd3" style:font-weight-asian="normal" style:font-weight-complex="normal"/>
    </style:style>
    <style:style style:name="P50" style:family="paragraph" style:parent-style-name="Text_20_body">
      <style:text-properties style:font-name="Liberation Serif" officeooo:rsid="002eeb8f" officeooo:paragraph-rsid="002eeb8f"/>
    </style:style>
    <style:style style:name="P51" style:family="paragraph" style:parent-style-name="Text_20_body">
      <style:text-properties style:font-name="Liberation Serif" officeooo:rsid="002e4f62" officeooo:paragraph-rsid="002e4f62"/>
    </style:style>
    <style:style style:name="P52" style:family="paragraph" style:parent-style-name="Text_20_body">
      <style:text-properties style:font-name="Liberation Serif" officeooo:rsid="003124d8" officeooo:paragraph-rsid="003124d8"/>
    </style:style>
    <style:style style:name="P53" style:family="paragraph" style:parent-style-name="Text_20_body">
      <style:text-properties style:font-name="Liberation Serif" officeooo:rsid="00332a16" officeooo:paragraph-rsid="00332a16"/>
    </style:style>
    <style:style style:name="P54" style:family="paragraph" style:parent-style-name="Text_20_body">
      <style:text-properties style:font-name="Liberation Serif" officeooo:rsid="0033a3d3" officeooo:paragraph-rsid="0033a3d3"/>
    </style:style>
    <style:style style:name="P55" style:family="paragraph" style:parent-style-name="Text_20_body">
      <style:text-properties style:font-name="Liberation Serif" officeooo:paragraph-rsid="00356021"/>
    </style:style>
    <style:style style:name="P56" style:family="paragraph" style:parent-style-name="Text_20_body">
      <style:text-properties style:font-name="Liberation Serif" officeooo:paragraph-rsid="0019f788"/>
    </style:style>
    <style:style style:name="P57" style:family="paragraph" style:parent-style-name="Text_20_body">
      <style:text-properties style:font-name="Liberation Serif" officeooo:rsid="003b8672" officeooo:paragraph-rsid="003b8672"/>
    </style:style>
    <style:style style:name="P58" style:family="paragraph" style:parent-style-name="Text_20_body">
      <style:paragraph-properties fo:orphans="2" fo:widows="2"/>
    </style:style>
    <style:style style:name="P59" style:family="paragraph" style:parent-style-name="Text_20_body">
      <style:text-properties officeooo:paragraph-rsid="0037d1d1"/>
    </style:style>
    <style:style style:name="P60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</style:style>
    <style:style style:name="P6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2" style:family="paragraph" style:parent-style-name="Text_20_body">
      <style:paragraph-properties fo:margin-left="0cm" fo:margin-right="0cm" fo:orphans="2" fo:widows="2" fo:text-indent="0cm" style:auto-text-indent="false"/>
    </style:style>
    <style:style style:name="P63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/>
    </style:style>
    <style:style style:name="T1" style:family="text">
      <style:text-properties officeooo:rsid="0004153e"/>
    </style:style>
    <style:style style:name="T2" style:family="text">
      <style:text-properties officeooo:rsid="00063f5d"/>
    </style:style>
    <style:style style:name="T3" style:family="text">
      <style:text-properties officeooo:rsid="00072b10"/>
    </style:style>
    <style:style style:name="T4" style:family="text">
      <style:text-properties fo:font-variant="normal" fo:text-transform="none" fo:color="#333333" fo:letter-spacing="normal" fo:font-style="normal" fo:background-color="transparent" loext:char-shading-value="0" style:font-size-asian="10.5pt" loext:padding="0cm" loext:border="none"/>
    </style:style>
    <style:style style:name="T5" style:family="text">
      <style:text-properties fo:font-variant="normal" fo:text-transform="none" fo:color="#333333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7" style:family="text">
      <style:text-properties fo:font-variant="normal" fo:text-transform="none" fo:color="#333333" style:font-name="Liberation Serif" fo:letter-spacing="normal" fo:font-style="normal" fo:background-color="transparent" loext:char-shading-value="0" style:font-size-asian="10.5pt" loext:padding="0cm" loext:border="none"/>
    </style:style>
    <style:style style:name="T8" style:family="text">
      <style:text-properties fo:font-variant="normal" fo:text-transform="none" fo:color="#333333" style:font-name="Liberation Serif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333333" style:font-name="Liberation Serif" fo:letter-spacing="normal" fo:background-color="transparent" loext:char-shading-value="0" loext:padding="0cm" loext:border="none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fo:font-weight="bold"/>
    </style:style>
    <style:style style:name="T12" style:family="text">
      <style:text-properties fo:font-variant="normal" fo:text-transform="none" fo:color="#333333" fo:font-size="12pt" fo:letter-spacing="normal" fo:font-style="normal" fo:font-weight="normal"/>
    </style:style>
    <style:style style:name="T13" style:family="text">
      <style:text-properties fo:font-variant="normal" fo:text-transform="none" fo:color="#333333" fo:font-size="12pt" fo:letter-spacing="normal" fo:font-style="normal" fo:font-weight="bold"/>
    </style:style>
    <style:style style:name="T14" style:family="text">
      <style:text-properties fo:font-variant="normal" fo:text-transform="none" fo:color="#333333" style:font-name="Liberation Serif" fo:letter-spacing="normal" fo:font-style="normal" fo:background-color="transparent" loext:char-shading-value="0" style:font-size-asian="10.5pt" loext:padding="0cm" loext:border="none"/>
    </style:style>
    <style:style style:name="T15" style:family="text">
      <style:text-properties fo:font-variant="normal" fo:text-transform="none" fo:color="#333333" style:font-name="Liberation Serif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333333" style:font-name="Liberation Serif" fo:letter-spacing="normal" fo:background-color="transparent" loext:char-shading-value="0" loext:padding="0cm" loext:border="none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fo:font-weight="normal"/>
    </style:style>
    <style:style style:name="T18" style:family="text">
      <style:text-properties fo:font-variant="normal" fo:text-transform="none" fo:color="#333333" style:font-name="Liberation Serif" fo:font-size="12pt" fo:letter-spacing="normal" fo:font-style="normal" fo:font-weight="bold"/>
    </style:style>
    <style:style style:name="T19" style:family="text">
      <style:text-properties fo:font-variant="normal" fo:text-transform="none" fo:color="#242729" style:font-name="inherit" fo:font-size="11.25pt" fo:letter-spacing="normal" fo:font-style="normal" fo:font-weight="bold" loext:padding="0cm" loext:border="none"/>
    </style:style>
    <style:style style:name="T20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21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242729" fo:font-size="11.25pt" fo:letter-spacing="normal" fo:font-style="normal" fo:font-weight="bold" loext:padding="0cm" loext:border="none"/>
    </style:style>
    <style:style style:name="T23" style:family="text">
      <style:text-properties fo:font-variant="normal" fo:text-transform="none" fo:color="#242729" fo:font-size="11.25pt" fo:letter-spacing="normal" fo:font-style="normal" fo:font-weight="normal"/>
    </style:style>
    <style:style style:name="T24" style:family="text">
      <style:text-properties fo:font-variant="normal" fo:text-transform="none" fo:color="#242729" fo:font-size="9.7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242729" style:font-name="Liberation Serif" fo:font-size="11.25pt" fo:letter-spacing="normal" fo:font-style="normal" fo:font-weight="bold" loext:padding="0cm" loext:border="none"/>
    </style:style>
    <style:style style:name="T26" style:family="text">
      <style:text-properties fo:font-variant="normal" fo:text-transform="none" fo:color="#242729" style:font-name="Liberation Serif" fo:font-size="11.25pt" fo:letter-spacing="normal" fo:font-style="normal" fo:font-weight="normal"/>
    </style:style>
    <style:style style:name="T27" style:family="text">
      <style:text-properties fo:font-variant="normal" fo:text-transform="none" fo:color="#242729" style:font-name="Liberation Serif" fo:font-size="9.7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9" style:family="text">
      <style:text-properties fo:font-variant="normal" fo:text-transform="none" fo:color="#202124" fo:letter-spacing="normal"/>
    </style:style>
    <style:style style:name="T30" style:family="text">
      <style:text-properties fo:font-variant="normal" fo:text-transform="none" fo:color="#202124" fo:font-size="12pt" fo:letter-spacing="normal" fo:font-style="normal" fo:font-weight="normal"/>
    </style:style>
    <style:style style:name="T31" style:family="text">
      <style:text-properties fo:font-variant="normal" fo:text-transform="none" fo:color="#000000" style:font-name="apple-system" fo:font-size="10.5pt" fo:letter-spacing="normal" fo:font-style="normal" fo:font-weight="normal"/>
    </style:style>
    <style:style style:name="T32" style:family="text">
      <style:text-properties fo:font-variant="normal" fo:text-transform="none" fo:color="#000000" style:font-name="Menlo" fo:font-size="10.5pt" fo:letter-spacing="normal" fo:font-style="normal" fo:font-weight="normal"/>
    </style:style>
    <style:style style:name="T33" style:family="text">
      <style:text-properties fo:font-variant="normal" fo:text-transform="none" fo:color="#000000" fo:letter-spacing="normal"/>
    </style:style>
    <style:style style:name="T34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35" style:family="text">
      <style:text-properties fo:font-variant="normal" fo:text-transform="none" fo:color="#000000" style:font-name="Liberation Serif" fo:letter-spacing="normal"/>
    </style:style>
    <style:style style:name="T36" style:family="text">
      <style:text-properties fo:font-variant="normal" fo:text-transform="none" fo:color="#000000" fo:font-size="10.5pt" fo:letter-spacing="normal" fo:font-style="normal" fo:font-weight="normal"/>
    </style:style>
    <style:style style:name="T37" style:family="text">
      <style:text-properties fo:font-variant="normal" fo:text-transform="none" fo:color="#000000" style:font-name="Consolas1" fo:font-size="10.5pt" fo:letter-spacing="normal" fo:font-style="normal" fo:font-weight="normal"/>
    </style:style>
    <style:style style:name="T38" style:family="text">
      <style:text-properties fo:font-variant="normal" fo:text-transform="none" fo:color="#2d2d2d" style:text-line-through-style="none" style:text-line-through-type="none" style:font-name="Menlo" fo:letter-spacing="normal" fo:font-style="normal" style:text-underline-style="none" fo:font-weight="bold" style:text-blinking="false"/>
    </style:style>
    <style:style style:name="T39" style:family="text">
      <style:text-properties fo:font-variant="normal" fo:text-transform="none" fo:color="#2d2d2d" style:text-line-through-style="none" style:text-line-through-type="none" style:font-name="Menlo" fo:font-size="12pt" fo:letter-spacing="normal" fo:font-style="normal" style:text-underline-style="none" fo:font-weight="bold" style:text-blinking="false" style:font-size-asian="12pt" style:font-size-complex="12pt"/>
    </style:style>
    <style:style style:name="T40" style:family="text">
      <style:text-properties fo:font-variant="normal" fo:text-transform="none" fo:color="#2d2d2d" style:text-line-through-style="none" style:text-line-through-type="none" style:font-name="Menlo" fo:font-size="10.5pt" fo:letter-spacing="normal" fo:font-style="normal" style:text-underline-style="none" fo:font-weight="bold" style:text-blinking="false"/>
    </style:style>
    <style:style style:name="T41" style:family="text">
      <style:text-properties fo:font-variant="normal" fo:text-transform="none" fo:color="#2d2d2d" style:text-line-through-style="none" style:text-line-through-type="none" fo:font-size="12pt" fo:letter-spacing="normal" fo:font-style="normal" style:text-underline-style="none" fo:font-weight="bold" style:text-blinking="false" style:font-size-asian="12pt" style:font-size-complex="12pt"/>
    </style:style>
    <style:style style:name="T42" style:family="text">
      <style:text-properties fo:font-variant="normal" fo:text-transform="none" fo:color="#2d2d2d" style:text-line-through-style="none" style:text-line-through-type="none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d2d2d" style:text-line-through-style="none" style:text-line-through-type="none" fo:font-size="12pt" fo:letter-spacing="normal" fo:font-style="normal" style:text-underline-style="none" style:text-blinking="false" style:font-size-asian="12pt" style:font-size-complex="12pt"/>
    </style:style>
    <style:style style:name="T44" style:family="text">
      <style:text-properties fo:font-variant="normal" fo:text-transform="none" fo:color="#2d2d2d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2d2d2d" style:text-line-through-style="none" style:text-line-through-type="none" fo:font-size="10.5pt" fo:letter-spacing="normal" fo:font-style="normal" style:text-underline-style="none" fo:font-weight="bold" style:text-blinking="false"/>
    </style:style>
    <style:style style:name="T46" style:family="text">
      <style:text-properties fo:font-variant="normal" fo:text-transform="none" fo:color="#2d2d2d" style:text-line-through-style="none" style:text-line-through-type="none" style:font-name="Liberation Serif" fo:font-size="10.5pt" fo:letter-spacing="normal" fo:font-style="normal" style:text-underline-style="none" fo:font-weight="bold" style:text-blinking="false"/>
    </style:style>
    <style:style style:name="T47" style:family="text">
      <style:text-properties fo:font-variant="normal" fo:text-transform="none" fo:color="#cccccc" style:font-name="Consolas1" fo:font-size="10.5pt" fo:letter-spacing="normal" fo:font-style="normal" fo:font-weight="normal"/>
    </style:style>
    <style:style style:name="T48" style:family="text">
      <style:text-properties fo:font-variant="normal" fo:text-transform="none" fo:color="#7ec699" style:font-name="Consolas1" fo:font-size="10.5pt" fo:letter-spacing="normal" fo:font-style="normal" fo:font-weight="normal"/>
    </style:style>
    <style:style style:name="T49" style:family="text">
      <style:text-properties fo:font-variant="normal" fo:text-transform="none" fo:color="#e2777a" style:font-name="Consolas1" fo:font-size="10.5pt" fo:letter-spacing="normal" fo:font-style="normal" fo:font-weight="normal"/>
    </style:style>
    <style:style style:name="T50" style:family="text">
      <style:text-properties fo:font-variant="normal" fo:text-transform="none" fo:color="#f8c555" style:font-name="Consolas1" fo:font-size="10.5pt" fo:letter-spacing="normal" fo:font-style="normal" fo:font-weight="normal"/>
    </style:style>
    <style:style style:name="T51" style:family="text">
      <style:text-properties fo:font-variant="normal" fo:text-transform="none" style:font-name="Consolas1" fo:font-size="10.5pt" fo:letter-spacing="normal" fo:font-style="normal" fo:font-weight="normal"/>
    </style:style>
    <style:style style:name="T52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53" style:family="text">
      <style:text-properties fo:font-variant="normal" fo:text-transform="none" fo:font-size="10.5pt" fo:letter-spacing="normal" fo:font-style="normal" fo:font-weight="normal"/>
    </style:style>
    <style:style style:name="T54" style:family="text">
      <style:text-properties officeooo:rsid="000bef76"/>
    </style:style>
    <style:style style:name="T55" style:family="text">
      <style:text-properties fo:font-weight="bold"/>
    </style:style>
    <style:style style:name="T56" style:family="text">
      <style:text-properties fo:font-weight="bold" officeooo:rsid="00356021" style:font-weight-asian="bold" style:font-weight-complex="bold"/>
    </style:style>
    <style:style style:name="T57" style:family="text">
      <style:text-properties fo:font-size="13pt" fo:font-weight="bold" style:font-size-asian="13pt" style:font-weight-asian="bold" style:font-size-complex="13pt" style:font-weight-complex="bold"/>
    </style:style>
    <style:style style:name="T58" style:family="text">
      <style:text-properties fo:font-size="12pt" fo:font-style="normal"/>
    </style:style>
    <style:style style:name="T59" style:family="text">
      <style:text-properties fo:font-size="12pt" fo:font-style="normal" fo:font-weight="bold"/>
    </style:style>
    <style:style style:name="T60" style:family="text">
      <style:text-properties officeooo:rsid="000f62d6"/>
    </style:style>
    <style:style style:name="T61" style:family="text">
      <style:text-properties style:font-name="Liberation Serif" fo:font-weight="bold"/>
    </style:style>
    <style:style style:name="T62" style:family="text">
      <style:text-properties style:font-name="Liberation Serif" fo:font-size="12pt" fo:font-style="normal"/>
    </style:style>
    <style:style style:name="T63" style:family="text">
      <style:text-properties style:font-name="Liberation Serif" fo:font-size="12pt" fo:font-style="normal" fo:font-weight="bold"/>
    </style:style>
    <style:style style:name="T64" style:family="text">
      <style:text-properties style:font-name="Liberation Serif" officeooo:rsid="00356021"/>
    </style:style>
    <style:style style:name="T65" style:family="text">
      <style:text-properties officeooo:rsid="001d11e2"/>
    </style:style>
    <style:style style:name="T66" style:family="text">
      <style:text-properties officeooo:rsid="0022f98e"/>
    </style:style>
    <style:style style:name="T67" style:family="text">
      <style:text-properties officeooo:rsid="002e4f62"/>
    </style:style>
    <style:style style:name="T68" style:family="text">
      <style:text-properties fo:font-size="18pt" fo:font-weight="bold" officeooo:rsid="00305c47" style:font-size-asian="18pt" style:font-weight-asian="bold" style:font-size-complex="18pt" style:font-weight-complex="bold"/>
    </style:style>
    <style:style style:name="T69" style:family="text">
      <style:text-properties officeooo:rsid="00312953"/>
    </style:style>
    <style:style style:name="T70" style:family="text">
      <style:text-properties fo:font-size="11.25pt"/>
    </style:style>
    <style:style style:name="T71" style:family="text">
      <style:text-properties fo:color="#242729" style:font-name="Liberation Serif" fo:font-size="11.25pt"/>
    </style:style>
    <style:style style:name="T72" style:family="text">
      <style:text-properties fo:color="#242729" style:font-name="Liberation Serif" fo:font-size="11.25pt" officeooo:rsid="0038bea2"/>
    </style:style>
    <style:style style:name="T73" style:family="text">
      <style:text-properties fo:color="#242729" fo:font-size="11.25pt"/>
    </style:style>
    <style:style style:name="T74" style:family="text">
      <style:text-properties fo:color="#242729" fo:font-size="11.25pt" officeooo:rsid="0038bea2"/>
    </style:style>
    <style:style style:name="T75" style:family="text">
      <style:text-properties officeooo:rsid="00356021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fo:font-weight="bold"/>
    </style:style>
    <style:style style:name="T78" style:family="text">
      <style:text-properties style:font-name="Liberation Serif" fo:font-size="12pt" fo:font-style="normal"/>
    </style:style>
    <style:style style:name="T79" style:family="text">
      <style:text-properties style:font-name="Liberation Serif" fo:font-size="12pt" fo:font-style="normal" fo:font-weight="bold"/>
    </style:style>
    <style:style style:name="T80" style:family="text">
      <style:text-properties style:font-name="Liberation Serif" fo:font-size="11.25pt"/>
    </style:style>
    <style:style style:name="T81" style:family="text">
      <style:text-properties style:font-name="apple-system"/>
    </style:style>
    <style:style style:name="T82" style:family="text">
      <style:text-properties style:font-name="Menlo"/>
    </style:style>
    <style:style style:name="T83" style:family="text">
      <style:text-properties fo:color="#d0021b" style:text-line-through-style="none" style:text-line-through-type="none" style:font-name="apple-system" style:text-underline-style="none" style:text-blinking="false"/>
    </style:style>
    <style:style style:name="T84" style:family="text">
      <style:text-properties fo:color="#d0021b" style:text-line-through-style="none" style:text-line-through-type="none" style:font-name="Menlo" style:text-underline-style="none" style:text-blinking="false"/>
    </style:style>
    <style:style style:name="T85" style:family="text">
      <style:text-properties fo:color="#d0021b" style:text-line-through-style="none" style:text-line-through-type="none" style:text-underline-style="none" style:text-blinking="false"/>
    </style:style>
    <style:style style:name="T86" style:family="text">
      <style:text-properties fo:color="#d0021b" style:text-line-through-style="none" style:text-line-through-type="none" style:font-name="Liberation Serif" style:text-underline-style="none" style:text-blinking="false"/>
    </style:style>
    <style:style style:name="fr1" style:family="graphic" style:parent-style-name="Frame">
      <style:graphic-properties fo:margin-left="0cm" fo:margin-right="0cm" fo:margin-top="0.265cm" fo:margin-bottom="0.265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Role of Webpack and ESLint</text:h>
      <text:p text:style-name="P12">When an applicatiin grows on a large scale then there are many requcts made simluteniously to the server and if our website is large and has many files then webiste’s performance will be segraed</text:p>
      <text:p text:style-name="P13">the fact is that most browser alloows limited number of connections to each <text:s/>host <text:s/>and geneallry this number is 6,<text:span text:style-name="T1">but generally websites has more files so here come the role of bundling</text:span></text:p>
      <text:p text:style-name="P14">bundling reduces the number of http requests <text:span text:style-name="T2">by merging files into single and then we will have to refrnce only 3 files </text:span></text:p>
      <text:p text:style-name="P15">webpage</text:p>
      <text:p text:style-name="P15">css</text:p>
      <text:p text:style-name="P15">script</text:p>
      <text:p text:style-name="P15"/>
      <text:p text:style-name="P15"/>
      <text:p text:style-name="P15"><text:tab/><text:tab/><text:span text:style-name="T3">minify files</text:span></text:p>
      <text:p text:style-name="P16">it strips the code whihc is not required to excecute the programm</text:p>
      <text:p text:style-name="P17">and this reduces the file size</text:p>
      <text:p text:style-name="P17"/>
      <text:p text:style-name="P18">weback is module bunlder whihc bundle our files.<text:span text:style-name="T54">it bundles all modules(css ,scss,js ,jpg <text:s/>etc) into static assets.</text:span></text:p>
      <text:p text:style-name="P18"/>
      <text:p text:style-name="P18"/>
      <text:p text:style-name="P19">How webpack works</text:p>
      <text:p text:style-name="P20">while processing the applicaton it interllay build a dependcy graph and this dependecy gra[ph tracks every module whihc application needs and corespoing bundle is generated by graph.</text:p>
      <text:p text:style-name="P20">Another example of bundlre is browsify</text:p>
      <text:p text:style-name="P20"/>
      <text:p text:style-name="P21">how to use webpack</text:p>
      <text:p text:style-name="P22">src/index.js</text:p>
      <text:p text:style-name="P22">import bar from <text:s/>‘bar.js’</text:p>
      <text:p text:style-name="P22"/>
      <text:p text:style-name="P22">src/bar.js</text:p>
      <text:p text:style-name="P23">export default function bar()</text:p>
      <text:p text:style-name="P23">{</text:p>
      <text:p text:style-name="P23"><text:line-break/>}</text:p>
      <text:p text:style-name="P23"/>
      <text:p text:style-name="P24">now bundle it</text:p>
      <text:p text:style-name="P25">const path=require(‘path’)</text:p>
      <text:p text:style-name="P25">module.exports={</text:p>
      <text:p text:style-name="P25"><text:tab/>entry:’src/index.js’</text:p>
      <text:p text:style-name="P25"><text:tab/><text:tab/>output:</text:p>
      <text:p text:style-name="P25">{</text:p>
      <text:p text:style-name="P25"><text:tab/>path.path.resolve(__dirname,’dist’)</text:p>
      <text:p text:style-name="P25"><text:tab/>filename:’bundle.js’</text:p>
      <text:p text:style-name="P25"/>
      <text:p text:style-name="P25">}</text:p>
      <text:p text:style-name="P25">{</text:p>
      <text:p text:style-name="P25"/>
      <text:p text:style-name="P25">}</text:p>
      <text:p text:style-name="P25"/>
      <text:p text:style-name="P25"/>
      <text:p text:style-name="P25">}</text:p>
      <text:p text:style-name="P26"><text:soft-page-break/>indec.html</text:p>
      <text:p text:style-name="P26">&lt;script <text:s text:c="2"/>src=” dist/bundel.js” &gt;&lt;/script&gt;</text:p>
      <text:p text:style-name="P25"/>
      <text:p text:style-name="P26">now run webpack</text:p>
      <text:p text:style-name="P23"/>
      <text:p text:style-name="P23"/>
      <text:p text:style-name="P23"/>
      <text:p text:style-name="P20"><text:tab/><text:tab/><text:tab/><text:span text:style-name="T57">Linter</text:span></text:p>
      <text:p text:style-name="P27">a lint is set of tools whih analysse source code and to flag programming error ,poor coding </text:p>
      <text:p text:style-name="P27">and bugs.</text:p>
      <text:p text:style-name="P27"/>
      <text:p text:style-name="P27"/>
      <text:p text:style-name="P27"/>
      <text:p text:style-name="P28">One commong lint is ESLint <text:span text:style-name="T60">it prvides linting property in javascript</text:span></text:p>
      <text:p text:style-name="P28"/>
      <text:p text:style-name="P29">how to use it</text:p>
      <text:p text:style-name="P29"/>
      <text:p text:style-name="P1"><text:span text:style-name="Source_20_Text"><text:span text:style-name="T7"><text:tab/><text:tab/>npm install eslint </text:span></text:span></text:p>
      <text:p text:style-name="P1"><text:span text:style-name="Source_20_Text"><text:span text:style-name="T7"/></text:span></text:p>
      <text:p text:style-name="P31">After that, you can run ESLint on any file or directory like this:</text:p>
      <text:p text:style-name="P2"><text:span text:style-name="Source_20_Text"><text:span text:style-name="T9"><text:tab/><text:tab/> </text:span></text:span><text:span text:style-name="Source_20_Text"><text:span text:style-name="T8">npx eslint yourfile.js</text:span></text:span></text:p>
      <text:p text:style-name="P36"/>
      <text:p text:style-name="P36"/>
      <text:p text:style-name="P37">importance of bundling</text:p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<text:span text:style-name="Strong_20_Emphasis"><text:span text:style-name="T61"><text:line-break/>Using B/M</text:span></text:span></text:p>
            </table:table-cell>
            <table:table-cell table:style-name="Table1.A1" office:value-type="string">
              <text:p text:style-name="P3"><text:span text:style-name="Strong_20_Emphasis"><text:span text:style-name="T61">Without B/M</text:span></text:span></text:p>
            </table:table-cell>
            <table:table-cell table:style-name="Table1.A1" office:value-type="string">
              <text:p text:style-name="P3"><text:span text:style-name="Strong_20_Emphasis"><text:span text:style-name="T61">Change</text:span></text:span></text:p>
            </table:table-cell>
            <table:table-cell table:style-name="Table1.D1" office:value-type="string">
              <text:p text:style-name="P5"/>
            </table:table-cell>
          </table:table-row>
        </table:table-header-rows>
        <table:table-row>
          <table:table-cell table:style-name="Table1.A2" office:value-type="string">
            <text:p text:style-name="P7">File Requests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34</text:p>
          </table:table-cell>
          <table:table-cell table:style-name="Table1.A2" office:value-type="string">
            <text:p text:style-name="P6">256%</text:p>
          </table:table-cell>
        </table:table-row>
        <table:table-row>
          <table:table-cell table:style-name="Table1.A2" office:value-type="string">
            <text:p text:style-name="P7">KB Sent</text:p>
          </table:table-cell>
          <table:table-cell table:style-name="Table1.A2" office:value-type="string">
            <text:p text:style-name="P6">3.26</text:p>
          </table:table-cell>
          <table:table-cell table:style-name="Table1.A2" office:value-type="string">
            <text:p text:style-name="P6">11.92</text:p>
          </table:table-cell>
          <table:table-cell table:style-name="Table1.A2" office:value-type="string">
            <text:p text:style-name="P6">266%</text:p>
          </table:table-cell>
        </table:table-row>
        <table:table-row>
          <table:table-cell table:style-name="Table1.A2" office:value-type="string">
            <text:p text:style-name="P7">KB Received</text:p>
          </table:table-cell>
          <table:table-cell table:style-name="Table1.A2" office:value-type="string">
            <text:p text:style-name="P6">388.51</text:p>
          </table:table-cell>
          <table:table-cell table:style-name="Table1.A2" office:value-type="string">
            <text:p text:style-name="P6">530</text:p>
          </table:table-cell>
          <table:table-cell table:style-name="Table1.A2" office:value-type="string">
            <text:p text:style-name="P6">36%</text:p>
          </table:table-cell>
        </table:table-row>
        <table:table-row>
          <table:table-cell table:style-name="Table1.A2" office:value-type="string">
            <text:p text:style-name="P7">Load Time</text:p>
          </table:table-cell>
          <table:table-cell table:style-name="Table1.A2" office:value-type="string">
            <text:p text:style-name="P6">510 MS</text:p>
          </table:table-cell>
          <table:table-cell table:style-name="Table1.A2" office:value-type="string">
            <text:p text:style-name="P6">780 MS</text:p>
          </table:table-cell>
          <table:table-cell table:style-name="Table1.A2" office:value-type="string">
            <text:p text:style-name="P6">53%</text:p>
          </table:table-cell>
        </table:table-row>
      </table:table>
      <text:p text:style-name="P38"/>
      <text:p text:style-name="P39"><text:tab/><text:tab/><text:tab/>Folder Structure</text:p>
      <text:p text:style-name="P40">index.html inside public folder is the starting point of the react app <text:span text:style-name="T65">and it should always with the same name</text:span></text:p>
      <text:p text:style-name="P41">and index.js is <text:s/>the entry point of javscript code </text:p>
      <text:p text:style-name="P41"/>
      <text:p text:style-name="P41"/>
      <text:p text:style-name="P42">react.createElement(<text:span text:style-name="T66">element,onject for attributes,childreen</text:span>)</text:p>
      <text:p text:style-name="P42"/>
      <text:p text:style-name="P43">jsx</text:p>
      <text:p text:style-name="P43">&lt;div id=”div1”&gt;</text:p>
      <text:p text:style-name="P43">&lt;p&gt;React Js&lt;/p&gt;</text:p>
      <text:p text:style-name="P43"><text:soft-page-break/>&lt;/div&gt;</text:p>
      <text:p text:style-name="P43">javscript code</text:p>
      <text:p text:style-name="P43">React.createElement(“div”,{id:”div1”},</text:p>
      <text:p text:style-name="P43"><text:tab/><text:tab/>React.createElement(“p”,null,ReactJs)</text:p>
      <text:p text:style-name="P43">)</text:p>
      <text:p text:style-name="P42"/>
      <text:p text:style-name="P33"><text:tab/><text:tab/>ReactDOM.render()</text:p>
      <text:p text:style-name="P33"/>
      <text:p text:style-name="P4"><text:span text:style-name="T62">There must be </text:span><text:span text:style-name="Strong_20_Emphasis"><text:span text:style-name="T63">two arguments</text:span></text:span><text:span text:style-name="T62"> in the ReactDOM.render() method.</text:span></text:p>
      <text:list xml:id="list3411378463" text:style-name="L1">
        <text:list-item>
          <text:p text:style-name="P60"><text:span text:style-name="T10">The </text:span><text:span text:style-name="Strong_20_Emphasis"><text:span text:style-name="T11">first argument</text:span></text:span><text:span text:style-name="T10"> of the ReactDOM.render() method tells you </text:span><text:span text:style-name="Strong_20_Emphasis"><text:span text:style-name="T11">what is to be rendered</text:span></text:span><text:span text:style-name="T10">. This does not mean that only one element can be rendered in the first argument. </text:span><text:span text:style-name="Emphasis"><text:span text:style-name="T10">Multiple elements can be rendered by enclosing them inside a parent div container.</text:span></text:span><text:span text:style-name="T10"> Also, this argument does not necessarily have to be a component. This argument can also take JSX code directly.</text:span></text:p>
        </text:list-item>
        <text:list-item>
          <text:p text:style-name="P60"><text:span text:style-name="T10">The </text:span><text:span text:style-name="Strong_20_Emphasis"><text:span text:style-name="T11">second argument</text:span></text:span><text:span text:style-name="T10"> of the ReactDOM.render() method can be anything that specifies a </text:span><text:span text:style-name="Strong_20_Emphasis"><text:span text:style-name="T11">location on the DOM</text:span></text:span><text:span text:style-name="T10">, where the element(s) in the first argument need to be rendered.</text:span></text:p>
        </text:list-item>
      </text:list>
      <text:p text:style-name="P34"/>
      <text:p text:style-name="P44"/>
      <text:p text:style-name="P46">We can have multiple roots in react</text:p>
      <text:p text:style-name="P47">map()</text:p>
      <text:p text:style-name="P47"/>
      <text:p text:style-name="P47">{</text:p>
      <text:p text:style-name="P47">arr.map((product,i)=&gt;&lt;div&gt;</text:p>
      <text:p text:style-name="P47">&lt;li&gt;&lt;/li&gt;</text:p>
      <text:p text:style-name="P47">kljhcx</text:p>
      <text:p text:style-name="P47">&lt;/div&gt;)</text:p>
      <text:p text:style-name="P47"/>
      <text:p text:style-name="P47">}</text:p>
      <text:p text:style-name="P47"/>
      <text:p text:style-name="P47"/>
      <text:p text:style-name="P48">smart vs dumb components</text:p>
      <text:p text:style-name="P49">dumb component</text:p>
      <text:p text:style-name="P49">a dumb component is only ui based and also known a presentaional component <text:span text:style-name="T67">it rarley has state</text:span></text:p>
      <text:p text:style-name="P50">head compoennt in a website</text:p>
      <text:p text:style-name="P41"><text:soft-page-break/></text:p>
      <text:p text:style-name="P51">smart component-:</text:p>
      <text:p text:style-name="P51">a smart component wraps up with other comp while passing data also known as container </text:p>
      <text:p text:style-name="P51">controller in mvc </text:p>
      <text:p text:style-name="P51">it describes how things work</text:p>
      <text:p text:style-name="P50">example</text:p>
      <text:p text:style-name="P50">cart componentn in ecommrce website</text:p>
      <text:p text:style-name="P51"/>
      <text:p text:style-name="P51"><text:tab/><text:tab/><text:tab/><text:span text:style-name="T68">Routing</text:span></text:p>
      <text:p text:style-name="P52">to make our web app spa we can use routing so that it loads the partial content.<text:span text:style-name="T69">whatever url user wants to visit only related to that url content will be loaded. For suing it we can use React-Router-dom Package from npm</text:span></text:p>
      <text:p text:style-name="P52"/>
      <text:p text:style-name="P53">npm install <text:s text:c="2"/><text:span text:style-name="T69">React-Router-dom</text:span></text:p>
      <text:p text:style-name="P53"/>
      <text:p text:style-name="P32">import {BrowserRouter,Route,Link} from ‘React-Router-Dom’</text:p>
      <text:p text:style-name="P32"/>
      <text:p text:style-name="P32">‘</text:p>
      <text:p text:style-name="P32"/>
      <text:p text:style-name="P32"/>
      <text:p text:style-name="P32"/>
      <text:p text:style-name="P32"/>
      <text:p text:style-name="P55"><text:span text:style-name="T56">switch</text:span><text:span text:style-name="T75">-:</text:span><text:span text:style-name="T30">It just means that whenever a route's path matches the url path, the router</text:span><text:span text:style-name="T29"> </text:span><text:span text:style-name="T30">will render the route's component.</text:span></text:p>
      <text:p text:style-name="P55"><text:span text:style-name="T30"/></text:p>
      <text:p text:style-name="P32"/>
      <text:p text:style-name="P32"/>
      <text:p text:style-name="P32"/>
      <text:p text:style-name="P32"><text:span text:style-name="Strong_20_Emphasis"><text:span text:style-name="T25">HashRouter:</text:span></text:span><text:span text:style-name="T26"> When we have small client side applications which doesn't need backend we can use </text:span><text:span text:style-name="Source_20_Text"><text:span text:style-name="T27">HashRouter</text:span></text:span><text:span text:style-name="T26"> because when we use hashes in the URL/location bar browser doesn't make a server request.</text:span></text:p>
      <text:p text:style-name="P35"><text:span text:style-name="T72">Url -:</text:span><text:a xlink:type="simple" xlink:href="http://example.com/#/your/" text:style-name="Internet_20_link" text:visited-style-name="Visited_20_Internet_20_Link"><text:span text:style-name="T71">http://example.com/#/your/</text:span></text:a></text:p>
      <text:p text:style-name="P35"><text:soft-page-break/><text:span text:style-name="T76">A </text:span><text:span text:style-name="Source_20_Text"><text:span text:style-name="T76">&lt;HashRouter&gt;</text:span></text:span><text:span text:style-name="T80"> </text:span><text:span text:style-name="T76">stores the current location in </text:span><text:a xlink:type="simple" xlink:href="https://developer.mozilla.org/en-US/docs/Web/API/HTMLHyperlinkElementUtils/hash" text:style-name="Internet_20_link" text:visited-style-name="Visited_20_Internet_20_Link"><text:span text:style-name="T86">the </text:span></text:a><text:a xlink:type="simple" xlink:href="https://developer.mozilla.org/en-US/docs/Web/API/HTMLHyperlinkElementUtils/hash" text:style-name="Internet_20_link" text:visited-style-name="Visited_20_Internet_20_Link"><text:span text:style-name="Source_20_Text"><text:span text:style-name="T86">hash</text:span></text:span></text:a><text:a xlink:type="simple" xlink:href="https://developer.mozilla.org/en-US/docs/Web/API/HTMLHyperlinkElementUtils/hash" text:style-name="Internet_20_link" text:visited-style-name="Visited_20_Internet_20_Link"><text:span text:style-name="T86"> portion of the URL</text:span></text:a><text:span text:style-name="T76">, so the URL looks something like </text:span><text:span text:style-name="Source_20_Text"><text:span text:style-name="T76">http://example.com/#/your/page</text:span></text:span><text:span text:style-name="T76">. Since the hash is never sent to the server, this means that no special server configuration is needed.</text:span></text:p>
      <text:p text:style-name="P61"><text:span text:style-name="Strong_20_Emphasis"><text:span text:style-name="T25">BrowserRouter:</text:span></text:span><text:span text:style-name="T26"> When we have big production-ready applications which serve backend, it is recommended to use </text:span><text:span text:style-name="Source_20_Text"><text:span text:style-name="T27">&lt;BrowserRouter&gt;</text:span></text:span><text:span text:style-name="T26">.</text:span></text:p>
      <text:p text:style-name="P36"/>
      <text:p text:style-name="P36"/>
      <text:p text:style-name="P36"><text:span text:style-name="T36">A </text:span><text:span text:style-name="Source_20_Text"><text:span text:style-name="T34">&lt;BrowserRouter&gt;</text:span></text:span><text:span text:style-name="T33"> </text:span><text:span text:style-name="T36">uses regular URL paths. These are generally the best-looking URLs, but they require your server to be configured correctly. S</text:span></text:p>
      <text:p text:style-name="P45"/>
      <text:p text:style-name="P59"><text:span text:style-name="T34">routers, like </text:span><text:span text:style-name="Source_20_Text"><text:span text:style-name="T34">&lt;BrowserRouter&gt;</text:span></text:span><text:span text:style-name="T34"> and </text:span><text:span text:style-name="Source_20_Text"><text:span text:style-name="T34">&lt;HashRouter&gt;</text:span></text:span></text:p>
      <text:p text:style-name="P59"><text:span text:style-name="T34">route matchers, like </text:span><text:span text:style-name="Source_20_Text"><text:span text:style-name="T34">&lt;Route&gt;</text:span></text:span><text:span text:style-name="T34"> and </text:span><text:span text:style-name="Source_20_Text"><text:span text:style-name="T34">&lt;Switch&gt;</text:span></text:span></text:p>
      <text:p text:style-name="P59"><text:span text:style-name="T34"><text:s/>navigation, like </text:span><text:span text:style-name="Source_20_Text"><text:span text:style-name="T34">&lt;Link&gt;</text:span></text:span><text:span text:style-name="T34">, </text:span><text:span text:style-name="Source_20_Text"><text:span text:style-name="T34">&lt;NavLink&gt;</text:span></text:span><text:span text:style-name="T34">, and </text:span><text:span text:style-name="Source_20_Text"><text:span text:style-name="T34">&lt;Redirect&gt;</text:span></text:span></text:p>
      <text:p text:style-name="P63"/>
      <text:h text:style-name="P9" text:outline-level="2"><text:bookmark text:name="primary-components-route-matchers"/><text:a xlink:type="simple" xlink:href="https://reactrouter.com/web/guides/primary-components/route-matchers" text:style-name="Internet_20_link" text:visited-style-name="Visited_20_Internet_20_Link"><text:span text:style-name="T42">Route Matchers</text:span></text:a></text:h>
      <text:p text:style-name="P62"><text:span text:style-name="T34">There are two route matching components: </text:span><text:span text:style-name="Source_20_Text"><text:span text:style-name="T34">Switch</text:span></text:span><text:span text:style-name="T35"> </text:span><text:span text:style-name="T34">and </text:span><text:span text:style-name="Source_20_Text"><text:span text:style-name="T34">Route</text:span></text:span><text:span text:style-name="T34">. When a </text:span><text:span text:style-name="Source_20_Text"><text:span text:style-name="T34">&lt;Switch&gt;</text:span></text:span><text:span text:style-name="T35"> </text:span><text:span text:style-name="T34">is rendered, it searches through its </text:span><text:span text:style-name="Source_20_Text"><text:span text:style-name="T34">children</text:span></text:span><text:span text:style-name="T35"> </text:span><text:span text:style-name="Source_20_Text"><text:span text:style-name="T34">&lt;Route&gt;</text:span></text:span><text:span text:style-name="T35"> </text:span><text:span text:style-name="T34">elements to find one whose </text:span><text:span text:style-name="Source_20_Text"><text:span text:style-name="T34">path</text:span></text:span><text:span text:style-name="T35"> </text:span><text:span text:style-name="T34">matches the current URL. When it finds one, it renders that </text:span><text:span text:style-name="Source_20_Text"><text:span text:style-name="T34">&lt;Route&gt;</text:span></text:span><text:span text:style-name="T35"> </text:span><text:span text:style-name="T34">and ignores all others. This means that you should put </text:span><text:span text:style-name="Source_20_Text"><text:span text:style-name="T34">&lt;Route&gt;</text:span></text:span><text:span text:style-name="T34">s with more specific (typically longer) </text:span><text:span text:style-name="Source_20_Text"><text:span text:style-name="T34">path</text:span></text:span><text:span text:style-name="T34">s </text:span><text:span text:style-name="Strong_20_Emphasis"><text:span text:style-name="T34">before</text:span></text:span><text:span text:style-name="T35"> </text:span><text:span text:style-name="T34">less-specific ones.</text:span></text:p>
      <text:p text:style-name="P62"><text:span text:style-name="T34">If no </text:span><text:span text:style-name="Source_20_Text"><text:span text:style-name="T34">&lt;Route&gt;</text:span></text:span><text:span text:style-name="T35"> </text:span><text:span text:style-name="T34">matches, the </text:span><text:span text:style-name="Source_20_Text"><text:span text:style-name="T34">&lt;Switch&gt;</text:span></text:span><text:span text:style-name="T35"> </text:span><text:span text:style-name="T34">renders nothing (</text:span><text:span text:style-name="Source_20_Text"><text:span text:style-name="T34">null</text:span></text:span><text:span text:style-name="T34">).</text:span></text:p>
      <text:p text:style-name="P63"><text:span text:style-name="T36"/></text:p>
      <text:p text:style-name="P63"><text:span text:style-name="T36"/></text:p>
      <text:h text:style-name="P10" text:outline-level="2"><text:bookmark text:name="primary-components-navigation-or-route-changers"/><text:a xlink:type="simple" xlink:href="https://reactrouter.com/web/guides/primary-components/navigation-or-route-changers" text:style-name="Internet_20_link" text:visited-style-name="Visited_20_Internet_20_Link"><text:span text:style-name="T46">Navigation (or Route Changers)</text:span></text:a></text:h>
      <text:p text:style-name="P36"><draw:frame draw:style-name="fr1" draw:name="Frame1" text:anchor-type="paragraph" svg:width="13.229cm" draw:z-index="0"><draw:text-box fo:min-height="0.041cm"><text:p text:style-name="P58"><text:span text:style-name="T31">React Router provides a </text:span><text:span text:style-name="Source_20_Text"><text:span text:style-name="T32">&lt;Link&gt;</text:span></text:span><text:span text:style-name="T31"> component to create links in your application. Wherever you render a </text:span><text:span text:style-name="Source_20_Text"><text:span text:style-name="T32">&lt;Link&gt;</text:span></text:span><text:span text:style-name="T31">, an anchor (</text:span><text:span text:style-name="Source_20_Text"><text:span text:style-name="T32">&lt;a&gt;</text:span></text:span><text:span text:style-name="T31">) will be rendered in your HTML document.</text:span></text:p></draw:text-box></draw:frame></text:p>
      <text:p text:style-name="P63"><text:span text:style-name="T36"/></text:p>
      <text:p text:style-name="P63"><text:span text:style-name="T36"/></text:p>
      <text:p text:style-name="P36"><text:span text:style-name="T36">The </text:span><text:span text:style-name="Source_20_Text"><text:span text:style-name="T34">&lt;NavLink&gt;</text:span></text:span><text:span text:style-name="T33"> </text:span><text:span text:style-name="T36">is a special type of </text:span><text:span text:style-name="Source_20_Text"><text:span text:style-name="T34">&lt;Link&gt;</text:span></text:span><text:span text:style-name="T33"> </text:span><text:span text:style-name="T36">that can style itself as “active” when its </text:span><text:span text:style-name="Source_20_Text"><text:span text:style-name="T34">to</text:span></text:span><text:span text:style-name="T33"> </text:span><text:span text:style-name="T36">prop matches the current location.</text:span></text:p>
      <text:p text:style-name="P36"><text:span text:style-name="T36">Any time that you want to force navigation, you can render a </text:span><text:span text:style-name="Source_20_Text"><text:span text:style-name="T34">&lt;Redirect&gt;</text:span></text:span><text:span text:style-name="T36">. When a </text:span><text:span text:style-name="Source_20_Text"><text:span text:style-name="T34">&lt;Redirect&gt;</text:span></text:span><text:span text:style-name="T36"> renders, it will navigate using its </text:span><text:span text:style-name="Source_20_Text"><text:span text:style-name="T34">to</text:span></text:span><text:span text:style-name="T36"> prop.</text:span></text:p>
      <text:p text:style-name="P51"/>
      <text:p text:style-name="P57">Example</text:p>
      <text:p text:style-name="P57">const Routes=()=&gt;{</text:p>
      <text:p text:style-name="P57"><text:tab/>return (</text:p>
      <text:p text:style-name="P57"><text:tab/><text:tab/>&lt;BrowserRouter&gt;</text:p>
      <text:p text:style-name="P57"><text:tab/><text:tab/><text:tab/>&lt;Menu/&gt;</text:p>
      <text:p text:style-name="P57"><text:soft-page-break/><text:tab/><text:tab/><text:tab/>&lt;Switch&gt;</text:p>
      <text:p text:style-name="P57"><text:tab/><text:tab/><text:tab/><text:tab/>&lt;PrivateRoute path="/" exact component={home}/&gt;</text:p>
      <text:p text:style-name="P57"><text:tab/><text:tab/><text:tab/><text:tab/>&lt;Route path="/signup" exact component={signup}/&gt;</text:p>
      <text:p text:style-name="P57"><text:tab/><text:tab/><text:tab/><text:tab/>&lt;Route path="/singin" exact component={singin}/&gt;</text:p>
      <text:p text:style-name="P57"><text:tab/><text:tab/><text:tab/><text:tab/>&lt;PrivateRoute <text:s/>path="/dashboard" exact component={Dashboard} /&gt;</text:p>
      <text:p text:style-name="P57"><text:tab/><text:tab/><text:tab/><text:tab/>&lt;PrivateRoute <text:s/>path="/showpost/:postid" exact component={ShowPost} /&gt;</text:p>
      <text:p text:style-name="P57"><text:tab/><text:tab/><text:tab/><text:tab/>&lt;AdminRoute <text:s/>path="/admin/dashboard" exact component={AdminDashboard} /&gt;</text:p>
      <text:p text:style-name="P57"><text:tab/><text:tab/><text:tab/>&lt;/Switch&gt;</text:p>
      <text:p text:style-name="P57"><text:tab/><text:tab/>&lt;/BrowserRouter&gt;</text:p>
      <text:p text:style-name="P57"><text:tab/><text:tab/>)</text:p>
      <text:p text:style-name="P57">}</text:p>
      <text:p text:style-name="P57"/>
      <text:p text:style-name="P57"/>
      <text:p text:style-name="P57"><text:span text:style-name="T36">Any time that you want to force navigation, you can render a </text:span><text:span text:style-name="Source_20_Text"><text:span text:style-name="T34">&lt;Redirect&gt;</text:span></text:span><text:span text:style-name="T36">. When a </text:span><text:span text:style-name="Source_20_Text"><text:span text:style-name="T34">&lt;Redirect&gt;</text:span></text:span><text:span text:style-name="T33"> </text:span><text:span text:style-name="T36">renders, it will navigate using its </text:span><text:span text:style-name="Source_20_Text"><text:span text:style-name="T34">to</text:span></text:span><text:span text:style-name="T33"> </text:span><text:span text:style-name="T36">prop.</text:span></text:p>
      <text:p text:style-name="P11"><text:span text:style-name="Source_20_Text"><text:span text:style-name="T34">&lt;Redirect to="/login" /&gt;</text:span></text:span></text:p>
      <text:p text:style-name="P57"><text:span text:style-name="T36"/></text:p>
      <text:p text:style-name="P51">&lt;Link id="news" to={`showpost/${home._id}`} &gt;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1"/>
      <text:p text:style-name="P41"/>
      <text:p text:style-name="P41"/>
      <text:p text:style-name="P56"><text:line-break/></text:p>
      <text:p text:style-name="P30"><text:soft-page-break/></text:p>
      <text:p text:style-name="P19"/>
      <text:p text:style-name="P19"/>
      <text:p text:style-name="P19"/>
      <text:p text:style-name="P19"/>
      <text:p text:style-name="P19"/>
      <text:p text:style-name="P18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Lohit Devanagari1" svg:font-family="'Lohit Devanagari'"/>
    <style:font-face style:name="Menlo" svg:font-family="Menlo, monospace"/>
    <style:font-face style:name="Merriweather" svg:font-family="Merriweather, serif"/>
    <style:font-face style:name="apple-system" svg:font-family="apple-system, BlinkMacSystemFont, 'Segoe UI', Roboto, Oxygen-Sans, Ubuntu, Cantarell, 'Helvetica Neue', sans-serif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07T14:20:58.768985523</meta:creation-date>
    <dc:date>2020-12-07T21:33:41.536648777</dc:date>
    <meta:editing-duration>PT2H10M53S</meta:editing-duration>
    <meta:editing-cycles>53</meta:editing-cycles>
    <meta:generator>LibreOffice/6.3.4.2$Linux_X86_64 LibreOffice_project/30$Build-2</meta:generator>
    <meta:document-statistic meta:table-count="1" meta:image-count="0" meta:object-count="0" meta:page-count="7" meta:paragraph-count="139" meta:word-count="922" meta:character-count="6048" meta:non-whitespace-character-count="5179"/>
  </office:meta>
</office:document-meta>
</file>